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abb" officeooo:paragraph-rsid="0017aabb"/>
    </style:style>
    <style:style style:name="P2" style:family="paragraph" style:parent-style-name="Standard">
      <style:text-properties officeooo:rsid="0017c847" officeooo:paragraph-rsid="0017c847"/>
    </style:style>
    <style:style style:name="P3" style:family="paragraph" style:parent-style-name="Standard">
      <style:text-properties officeooo:rsid="0018f809" officeooo:paragraph-rsid="0018f809"/>
    </style:style>
    <style:style style:name="P4" style:family="paragraph" style:parent-style-name="Standard">
      <style:text-properties officeooo:rsid="001e73c3" officeooo:paragraph-rsid="001e73c3"/>
    </style:style>
    <style:style style:name="P5" style:family="paragraph" style:parent-style-name="Standard">
      <style:text-properties officeooo:rsid="0021fe8a" officeooo:paragraph-rsid="0021fe8a"/>
    </style:style>
    <style:style style:name="P6" style:family="paragraph" style:parent-style-name="Standard">
      <style:text-properties officeooo:rsid="002734b7" officeooo:paragraph-rsid="002734b7"/>
    </style:style>
    <style:style style:name="P7" style:family="paragraph" style:parent-style-name="Standard">
      <style:text-properties officeooo:rsid="002f5882" officeooo:paragraph-rsid="002f5882"/>
    </style:style>
    <style:style style:name="P8" style:family="paragraph" style:parent-style-name="Standard">
      <style:text-properties officeooo:rsid="0030992a" officeooo:paragraph-rsid="0030992a"/>
    </style:style>
    <style:style style:name="P9" style:family="paragraph" style:parent-style-name="Standard">
      <style:text-properties officeooo:rsid="0030992a" officeooo:paragraph-rsid="00348f53"/>
    </style:style>
    <style:style style:name="T1" style:family="text">
      <style:text-properties officeooo:rsid="0018f809"/>
    </style:style>
    <style:style style:name="T2" style:family="text">
      <style:text-properties officeooo:rsid="001a10a6"/>
    </style:style>
    <style:style style:name="T3" style:family="text">
      <style:text-properties officeooo:rsid="001b7b38"/>
    </style:style>
    <style:style style:name="T4" style:family="text">
      <style:text-properties officeooo:rsid="001f8483"/>
    </style:style>
    <style:style style:name="T5" style:family="text">
      <style:text-properties officeooo:rsid="001fa500"/>
    </style:style>
    <style:style style:name="T6" style:family="text">
      <style:text-properties officeooo:rsid="0020ec0b"/>
    </style:style>
    <style:style style:name="T7" style:family="text">
      <style:text-properties officeooo:rsid="0021fe8a"/>
    </style:style>
    <style:style style:name="T8" style:family="text">
      <style:text-properties officeooo:rsid="002292d2"/>
    </style:style>
    <style:style style:name="T9" style:family="text">
      <style:text-properties officeooo:rsid="0023b7be"/>
    </style:style>
    <style:style style:name="T10" style:family="text">
      <style:text-properties officeooo:rsid="002550e6"/>
    </style:style>
    <style:style style:name="T11" style:family="text">
      <style:text-properties officeooo:rsid="0028efa3"/>
    </style:style>
    <style:style style:name="T12" style:family="text">
      <style:text-properties officeooo:rsid="00297932"/>
    </style:style>
    <style:style style:name="T13" style:family="text">
      <style:text-properties officeooo:rsid="002a3eda"/>
    </style:style>
    <style:style style:name="T14" style:family="text">
      <style:text-properties officeooo:rsid="002bff7c"/>
    </style:style>
    <style:style style:name="T15" style:family="text">
      <style:text-properties officeooo:rsid="002db827"/>
    </style:style>
    <style:style style:name="T16" style:family="text">
      <style:text-properties officeooo:rsid="0030725e"/>
    </style:style>
    <style:style style:name="T17" style:family="text">
      <style:text-properties officeooo:rsid="0031340f"/>
    </style:style>
    <style:style style:name="T18" style:family="text">
      <style:text-properties officeooo:rsid="003227c9"/>
    </style:style>
    <style:style style:name="T19" style:family="text">
      <style:text-properties officeooo:rsid="0033d8b3"/>
    </style:style>
    <style:style style:name="T20" style:family="text">
      <style:text-properties officeooo:rsid="00348f53"/>
    </style:style>
    <style:style style:name="T21" style:family="text">
      <style:text-properties officeooo:rsid="0034a5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5 </text:p>
      <text:p text:style-name="P1"/>
      <text:p text:style-name="P1">IDENTIFICAÇÃO DE STAKEHOLDERS </text:p>
      <text:p text:style-name="P1"/>
      <text:p text:style-name="P2">INTRODUÇÃO </text:p>
      <text:p text:style-name="P2">-<text:span text:style-name="T1">Stakeholder é qualquer indivíduo quem em algum momento influi algum tipo de interesse, <text:tab/>participação etc… sobre um determinado software. (cliente, usuário, patrocinador, <text:tab/>desenvolvedor etc…).</text:span></text:p>
      <text:p text:style-name="P2"/>
      <text:p text:style-name="P3">STAKEHOLDER<text:tab/></text:p>
      <text:p text:style-name="P3">-<text:span text:style-name="T2">Stakeholders não existem somente na computação. </text:span></text:p>
      <text:p text:style-name="P3">-<text:span text:style-name="T3">Sempre haverão agentes diretos e indiretos, que irão compor ou sofrer das suas características. </text:span></text:p>
      <text:p text:style-name="P3"/>
      <text:p text:style-name="P4">CARACTERÍSTICAS DOS STAKEHOLDERS </text:p>
      <text:p text:style-name="P4">-<text:span text:style-name="T4">são específicos para cada projeto. </text:span></text:p>
      <text:p text:style-name="P4">-<text:span text:style-name="T5">Eles tem anseios e objetivos distintos em um projeto. </text:span></text:p>
      <text:p text:style-name="P4">-<text:span text:style-name="T6">São atores fundamentais para o detalhamento do que está ou será desenvolvido </text:span></text:p>
      <text:p text:style-name="P4">-<text:span text:style-name="T7">É necessário ter cautela no momento de fazer a identificação dos stakeholders, pois facilmente é <text:tab/>possível inserir pessoas que nada tem a ver com o projeto tmb nada podem agregar.</text:span></text:p>
      <text:p text:style-name="P4"/>
      <text:p text:style-name="P5">TÉCNICAS PARA LEVANTAMENTO DE REQUISITOS </text:p>
      <text:p text:style-name="P5">-<text:span text:style-name="T8">Todo projeto de software começa com levantamento de requisitos, nunca se começa programando. </text:span></text:p>
      <text:p text:style-name="P5">-<text:span text:style-name="T9">Os futuros usuários são as principais fontes de informações de como o sistema deve e o que fazer, porém, a dificuldade é conseguir entender corretamente estes requisitos.</text:span></text:p>
      <text:p text:style-name="P5"/>
      <text:p text:style-name="P5">-<text:span text:style-name="T10">Compreensão de domínio, coleta de requisitos, classificação, resolução de conflitos, definição das prioridades, verificação de requisitos. </text:span></text:p>
      <text:p text:style-name="P5"/>
      <text:p text:style-name="P6">TÉCNICAS ADEQUADAS PARA LEVANTAMENTO DE REQUISITOS </text:p>
      <text:p text:style-name="P6">-ETNOGRAFIA: técnica de observação, o analista busca se familiarizar com o cliente, com sua história, valores, requisitos sociais, organizacionais. </text:p>
      <text:p text:style-name="P6"/>
      <text:p text:style-name="P6">-WORKSHOPS: <text:span text:style-name="T11">técnica desenvolvida em grupo, em reunião estruturada e organizada. </text:span></text:p>
      <text:p text:style-name="P6"><text:tab/>-<text:span text:style-name="T12">equipes de analistas participam, a reunião é conduzida por um facilitador neutro </text:span></text:p>
      <text:p text:style-name="P6"/>
      <text:p text:style-name="P6">-<text:span text:style-name="T12">ENTREVISTAS: </text:span><text:span text:style-name="T13">é uma metologia simples, porém eficiente no início do levantamento. </text:span></text:p>
      <text:p text:style-name="P6"><text:tab/>-<text:span text:style-name="T14">o entrevistado precisa de liberdade para expor suas ideias, porém é preciso manter o foco.</text:span></text:p>
      <text:p text:style-name="P6"><text:tab/>-<text:span text:style-name="T15">quanto mais a entrevista demorar, mais o entrevistado fica cansado, e menos resultados <text:tab/><text:tab/><text:tab/>positivos a entrevista produz.</text:span></text:p>
      <text:p text:style-name="P6"/>
      <text:p text:style-name="P7">-QUESTIONÁRIOS: <text:span text:style-name="T16">existem vários tipos: múltipla escolha, lista de verificação e questões com <text:tab/>espaço em branco.</text:span></text:p>
      <text:p text:style-name="P7"><text:tab/></text:p>
      <text:p text:style-name="P8">-BRAINSTORMING: técnica de geração de idias. São reuniões onde pessoas exp<text:span text:style-name="T17">o</text:span>em, debatem, complementam idéias.</text:p>
      <text:p text:style-name="P8"/>
      <text:p text:style-name="P8">-<text:span text:style-name="T18">PROTOTIPAGEM: geralmente usado em produtos com aspectos críticos </text:span></text:p>
      <text:p text:style-name="P8"/>
      <text:p text:style-name="P8">-<text:span text:style-name="T18">JAD: JOINT APLICATION DESIGN, </text:span><text:span text:style-name="T19">projeto de aplicação conjunta, uqe como diz seu nome, tem <text:tab/>por objetivo promover: cooperação, entendimento e trabalho em grupo entre usuários e <text:tab/>desenvolvedores.</text:span></text:p>
      <text:p text:style-name="P9"><text:tab/>-<text:span text:style-name="T20">4 princípios básicos: </text:span></text:p>
      <text:p text:style-name="P9"><text:soft-page-break/><text:tab/><text:tab/>-<text:span text:style-name="T21">Dinâmica de grupo, uso de técnicas visuais, manutenção do processo organizado e <text:tab/><text:tab/><text:tab/>racional, utilização de documentação padrão. </text:span></text:p>
      <text:p text:style-name="P9"/>
      <text:p text:style-name="P9"/>
      <text:p text:style-name="P8"/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4T12:18:04.237000000</meta:creation-date>
    <dc:date>2024-06-04T13:31:12.491000000</dc:date>
    <meta:editing-duration>PT1H2M42S</meta:editing-duration>
    <meta:editing-cycles>27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30" meta:word-count="345" meta:character-count="2516" meta:non-whitespace-character-count="2160"/>
  </office:meta>
</office:document-meta>
</file>